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Text_20_body">
      <style:paragraph-properties fo:margin-left="5.002cm" fo:margin-right="0cm" fo:text-indent="-0.635cm" style:auto-text-indent="false"/>
    </style:style>
    <style:style style:name="P5" style:family="paragraph" style:parent-style-name="Text_20_body">
      <style:paragraph-properties fo:margin-left="7.504cm" fo:margin-right="0cm" fo:text-indent="-0.635cm" style:auto-text-indent="false"/>
      <style:text-properties fo:color="#000000"/>
    </style:style>
    <style:style style:name="P6" style:family="paragraph" style:parent-style-name="Text_20_body">
      <style:paragraph-properties fo:margin-left="2.501cm" fo:margin-right="0cm" fo:text-indent="-0.635cm" style:auto-text-indent="false"/>
      <style:text-properties fo:color="#000000"/>
    </style:style>
    <style:style style:name="P7" style:family="paragraph" style:parent-style-name="Text_20_body">
      <style:paragraph-properties fo:margin-left="2.501cm" fo:margin-right="0cm" fo:text-indent="-0.635cm" style:auto-text-indent="false"/>
      <style:text-properties fo:color="#000000" fo:font-weight="normal"/>
    </style:style>
    <style:style style:name="P8" style:family="paragraph" style:parent-style-name="Text_20_body">
      <style:text-properties fo:color="#000000" fo:font-weight="bold" style:font-weight-asian="bold" style:font-weight-complex="bold"/>
    </style:style>
    <style:style style:name="P9" style:family="paragraph" style:parent-style-name="Text_20_body">
      <style:text-properties fo:color="#000000"/>
    </style:style>
    <style:style style:name="P10" style:family="paragraph" style:parent-style-name="Text_20_body">
      <style:text-properties fo:color="#000000" fo:font-weight="bold"/>
    </style:style>
    <style:style style:name="P11" style:family="paragraph" style:parent-style-name="Text_20_body">
      <style:text-properties fo:color="#000000" fo:font-weight="bold" style:font-weight-asian="bold" style:font-weight-complex="bold"/>
    </style:style>
    <style:style style:name="P12" style:family="paragraph" style:parent-style-name="Text_20_body">
      <style:text-properties fo:color="#000000"/>
    </style:style>
    <style:style style:name="P13" style:family="paragraph" style:parent-style-name="Text_20_body" style:list-style-name="L1">
      <style:text-properties fo:color="#000000"/>
    </style:style>
    <style:style style:name="P14" style:family="paragraph" style:parent-style-name="Text_20_body" style:list-style-name="L2">
      <style:text-properties fo:color="#000000"/>
    </style:style>
    <style:style style:name="P15" style:family="paragraph" style:parent-style-name="Text_20_body" style:list-style-name="L3">
      <style:text-properties fo:color="#000000"/>
    </style:style>
    <style:style style:name="P16" style:family="paragraph" style:parent-style-name="Text_20_body" style:list-style-name="L4">
      <style:text-properties fo:color="#000000"/>
    </style:style>
    <style:style style:name="P17" style:family="paragraph" style:parent-style-name="Text_20_body" style:list-style-name="L5">
      <style:text-properties fo:color="#000000"/>
    </style:style>
    <style:style style:name="P18" style:family="paragraph" style:parent-style-name="Text_20_body" style:list-style-name="L5">
      <style:text-properties fo:color="#000000" fo:font-weight="normal" officeooo:rsid="0005f77c" officeooo:paragraph-rsid="0005f77c"/>
    </style:style>
    <style:style style:name="P19" style:family="paragraph" style:parent-style-name="Text_20_body" style:list-style-name="L6">
      <style:text-properties fo:color="#000000"/>
    </style:style>
    <style:style style:name="P20" style:family="paragraph" style:parent-style-name="Text_20_body" style:list-style-name="L7">
      <style:text-properties fo:color="#000000"/>
    </style:style>
    <style:style style:name="P21" style:family="paragraph" style:parent-style-name="Text_20_body">
      <style:text-properties fo:color="#000000" fo:font-weight="bold"/>
    </style:style>
    <style:style style:name="P22" style:family="paragraph" style:parent-style-name="Text_20_body">
      <style:text-properties fo:color="#000000" fo:font-weight="bold" style:font-weight-asian="bold" style:font-weight-complex="bold"/>
    </style:style>
    <style:style style:name="P23" style:family="paragraph" style:parent-style-name="Text_20_body" style:list-style-name="L7"/>
    <style:style style:name="P24" style:family="paragraph" style:parent-style-name="Text_20_body">
      <style:paragraph-properties fo:margin-left="5.002cm" fo:margin-right="0cm" fo:text-indent="-0.635cm" style:auto-text-indent="false"/>
    </style:style>
    <style:style style:name="P25" style:family="paragraph" style:parent-style-name="Text_20_body" style:list-style-name="L5">
      <style:paragraph-properties fo:margin-left="5.002cm" fo:margin-right="0cm" fo:text-indent="-0.635cm" style:auto-text-indent="false"/>
      <style:text-properties fo:color="#000000"/>
    </style:style>
    <style:style style:name="P26" style:family="paragraph" style:parent-style-name="Text_20_body" style:list-style-name="L5">
      <style:paragraph-properties fo:margin-left="5.002cm" fo:margin-right="0cm" fo:text-indent="-0.635cm" style:auto-text-indent="false"/>
    </style:style>
    <style:style style:name="P27" style:family="paragraph" style:parent-style-name="Text_20_body">
      <style:paragraph-properties fo:margin-left="2.501cm" fo:margin-right="0cm" fo:text-indent="-0.635cm" style:auto-text-indent="false"/>
      <style:text-properties fo:color="#000000"/>
    </style:style>
    <style:style style:name="P28" style:family="paragraph" style:parent-style-name="Text_20_body" style:list-style-name="L5">
      <style:paragraph-properties fo:margin-left="2.501cm" fo:margin-right="0cm" fo:text-indent="-0.635cm" style:auto-text-indent="false"/>
      <style:text-properties fo:color="#000000"/>
    </style:style>
    <style:style style:name="P29" style:family="paragraph" style:parent-style-name="Text_20_body">
      <style:paragraph-properties fo:margin-left="2.501cm" fo:margin-right="0cm" fo:text-indent="-0.635cm" style:auto-text-indent="false"/>
      <style:text-properties fo:color="#000000" fo:font-weight="normal"/>
    </style:style>
    <style:style style:name="P30" style:family="paragraph" style:parent-style-name="Text_20_body" style:list-style-name="L5">
      <style:paragraph-properties fo:margin-left="2.501cm" fo:margin-right="0cm" fo:text-indent="-0.635cm" style:auto-text-indent="false"/>
      <style:text-properties fo:color="#000000" fo:font-weight="normal"/>
    </style:style>
    <style:style style:name="P31" style:family="paragraph" style:parent-style-name="Text_20_body" style:list-style-name="L5">
      <style:paragraph-properties fo:margin-left="2.501cm" fo:margin-right="0cm" fo:text-indent="-0.635cm" style:auto-text-indent="false"/>
      <style:text-properties fo:color="#000000" fo:font-weight="normal" officeooo:rsid="0005f77c" officeooo:paragraph-rsid="0005f77c"/>
    </style:style>
    <style:style style:name="P32" style:family="paragraph" style:parent-style-name="Text_20_body" style:list-style-name="L5">
      <style:paragraph-properties fo:margin-left="2.501cm" fo:margin-right="0cm" fo:text-indent="-0.635cm" style:auto-text-indent="false"/>
      <style:text-properties fo:color="#000000" fo:font-weight="normal" officeooo:rsid="000713e7" officeooo:paragraph-rsid="000713e7"/>
    </style:style>
    <style:style style:name="P33" style:family="paragraph" style:parent-style-name="Text_20_body" style:list-style-name="L5">
      <style:paragraph-properties fo:margin-left="3.752cm" fo:margin-right="0cm" fo:text-indent="-0.635cm" style:auto-text-indent="false"/>
      <style:text-properties fo:color="#000000"/>
    </style:style>
    <style:style style:name="P34" style:family="paragraph" style:parent-style-name="Text_20_body" style:list-style-name="L5">
      <style:paragraph-properties fo:margin-left="3.752cm" fo:margin-right="0cm" fo:text-indent="-0.635cm" style:auto-text-indent="false"/>
      <style:text-properties fo:color="#000000" fo:font-weight="normal"/>
    </style:style>
    <style:style style:name="P35" style:family="paragraph" style:parent-style-name="Text_20_body" style:list-style-name="L5">
      <style:paragraph-properties fo:margin-left="3.752cm" fo:margin-right="0cm" fo:text-indent="-0.635cm" style:auto-text-indent="false"/>
    </style:style>
    <style:style style:name="P36" style:family="paragraph" style:parent-style-name="Text_20_body" style:list-style-name="L5">
      <style:paragraph-properties fo:margin-left="6.253cm" fo:margin-right="0cm" fo:text-indent="-0.635cm" style:auto-text-indent="false"/>
      <style:text-properties fo:color="#000000"/>
    </style:style>
    <style:style style:name="P37" style:family="paragraph" style:parent-style-name="Text_20_body">
      <style:paragraph-properties fo:margin-left="7.504cm" fo:margin-right="0cm" fo:text-indent="-0.635cm" style:auto-text-indent="false"/>
      <style:text-properties fo:color="#000000"/>
    </style:style>
    <style:style style:name="P38" style:family="paragraph" style:parent-style-name="Text_20_body" style:list-style-name="L5">
      <style:paragraph-properties fo:margin-left="7.504cm" fo:margin-right="0cm" fo:text-indent="-0.635cm" style:auto-text-indent="false"/>
      <style:text-properties fo:color="#000000"/>
    </style:style>
    <style:style style:name="P39" style:family="paragraph" style:parent-style-name="Text_20_body" style:list-style-name="L5">
      <style:paragraph-properties fo:margin-left="1.251cm" fo:margin-right="0cm" fo:text-indent="-0.635cm" style:auto-text-indent="false"/>
    </style:style>
    <style:style style:name="P40" style:family="paragraph" style:parent-style-name="Text_20_body" style:list-style-name="L5">
      <style:paragraph-properties fo:margin-left="1.251cm" fo:margin-right="0cm" fo:text-indent="-0.635cm" style:auto-text-indent="false"/>
      <style:text-properties fo:color="#000000" fo:font-weight="normal"/>
    </style:style>
    <style:style style:name="P41" style:family="paragraph" style:parent-style-name="Text_20_body" style:list-style-name="L5">
      <style:paragraph-properties fo:margin-left="1.251cm" fo:margin-right="0cm" fo:text-indent="-0.635cm" style:auto-text-indent="false"/>
      <style:text-properties fo:color="#000000" fo:font-weight="normal" officeooo:rsid="000713e7" officeooo:paragraph-rsid="000713e7"/>
    </style:style>
    <style:style style:name="P42" style:family="paragraph" style:parent-style-name="Standard" style:list-style-name="L5">
      <style:paragraph-properties fo:margin-top="0cm" fo:margin-bottom="0cm" style:contextual-spacing="false"/>
    </style:style>
    <style:style style:name="T1" style:family="text">
      <style:text-properties fo:color="#000000"/>
    </style:style>
    <style:style style:name="T2" style:family="text">
      <style:text-properties fo:color="#000000"/>
    </style:style>
    <style:style style:name="T3" style:family="text">
      <style:text-properties fo:color="#000000" fo:font-weight="normal"/>
    </style:style>
    <style:style style:name="T4" style:family="text">
      <style:text-properties style:font-name="Times New Roman" fo:font-size="12pt"/>
    </style:style>
    <style:style style:name="T5" style:family="text">
      <style:text-properties style:font-name="Times New Roman" fo:font-size="12pt" officeooo:rsid="0011b8a9"/>
    </style:style>
    <style:style style:name="T6" style:family="text">
      <style:text-properties style:font-name="Times New Roman" fo:font-size="12pt" officeooo:rsid="0017600b"/>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301847976" text:id="ct301847976">
          <text:insertion>
            <office:change-info>
              <dc:creator>Unknown Author</dc:creator>
              <dc:date>2011-07-01T13:52:00</dc:date>
            </office:change-info>
          </text:insertion>
        </text:changed-region>
        <text:changed-region xml:id="ct301848080" text:id="ct301848080">
          <text:insertion>
            <office:change-info>
              <dc:creator>Unknown Author</dc:creator>
              <dc:date>2011-07-01T13:52:00</dc:date>
            </office:change-info>
          </text:insertion>
        </text:changed-region>
        <text:changed-region xml:id="ct301848184" text:id="ct301848184">
          <text:insertion>
            <office:change-info>
              <dc:creator>Unknown Author</dc:creator>
              <dc:date>2011-07-01T13:53:00</dc:date>
            </office:change-info>
          </text:insertion>
        </text:changed-region>
        <text:changed-region xml:id="ct301848288" text:id="ct301848288">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301849016" text:id="ct301849016">
          <text:deletion>
            <office:change-info>
              <dc:creator>Tamino Dauth</dc:creator>
              <dc:date>2010-02-18T18:37:00</dc:date>
            </office:change-info>
            <text:p text:style-name="P2">0:00 - </text:p>
          </text:deletion>
        </text:changed-region>
        <text:changed-region xml:id="ct301848912" text:id="ct301848912">
          <text:deletion>
            <office:change-info>
              <dc:creator>Tamino Dauth</dc:creator>
              <dc:date>2010-02-18T18:36:00</dc:date>
            </office:change-info>
            <text:p text:style-name="P2">13</text:p>
          </text:deletion>
        </text:changed-region>
        <text:changed-region xml:id="ct301848808" text:id="ct301848808">
          <text:deletion>
            <office:change-info>
              <dc:creator>Tamino Dauth</dc:creator>
              <dc:date>2010-02-18T18:37:00</dc:date>
            </office:change-info>
            <text:p text:style-name="P2">:00 – </text:p>
          </text:deletion>
        </text:changed-region>
        <text:changed-region xml:id="ct301848704" text:id="ct301848704">
          <text:deletion>
            <office:change-info>
              <dc:creator>Tamino Dauth</dc:creator>
              <dc:date>2010-02-18T18:36:00</dc:date>
            </office:change-info>
            <text:p text:style-name="P2">Charakter schläft</text:p>
          </text:deletion>
        </text:changed-region>
        <text:changed-region xml:id="ct301848600" text:id="ct301848600">
          <text:deletion>
            <office:change-info>
              <dc:creator>Tamino Dauth</dc:creator>
              <dc:date>2010-02-18T18:37:00</dc:date>
            </office:change-info>
            <text:p text:style-name="P2"/>
            <text:p text:style-name="P2"/>
          </text:deletion>
        </text:changed-region>
        <text:changed-region xml:id="ct301848496" text:id="ct301848496">
          <text:deletion>
            <office:change-info>
              <dc:creator>Tamino Dauth</dc:creator>
              <dc:date>2010-02-18T18:36:00</dc:date>
            </office:change-info>
            <text:p text:style-name="P2">13</text:p>
          </text:deletion>
        </text:changed-region>
        <text:changed-region xml:id="ct301848392" text:id="ct301848392">
          <text:deletion>
            <office:change-info>
              <dc:creator>Tamino Dauth</dc:creator>
              <dc:date>2010-02-18T18:37:00</dc:date>
            </office:change-info>
            <text:p text:style-name="P2">:00 - 18:00 – Charakter stinkt</text:p>
            <text:list xml:id="list2688664935822148220" text:style-name="L1">
              <text:list-item>
                <text:p text:style-name="P3">13:00 - 18:00 – Charakter stinkt nicht mehr (Charakter hat sich gewaschen)</text:p>
              </text:list-item>
              <text:list-item>
                <text:p text:style-name="P3"><text:bookmark text:name="ns332211111111111111111111111111111111111111111111111111111111111111111111111111111111111111111111111111111111111111111111111111111111"/>Ganzer Tag – Charakter existiert</text:p>
              </text:list-item>
              <text:list-item>
                <text:p text:style-name="P3"><text:bookmark text:name="ns332311111111111111111111111111111111111111111111111111111111111111111111111111111111111111111111111111111111111111111111111111111111"/>Tagsüber – Charakter ist wach</text:p>
              </text:list-item>
            </text:list>
            <text:p text:style-name="P2">Nachts – Charakter ist immernoch wach</text:p>
          </text:deletion>
        </text:changed-region>
        <text:changed-region xml:id="ct301849120" text:id="ct301849120">
          <text:insertion>
            <office:change-info>
              <dc:creator>Tamino Dauth</dc:creator>
              <dc:date>2010-02-18T18:37:00</dc:date>
            </office:change-info>
          </text:insertion>
        </text:changed-region>
        <text:changed-region xml:id="ct301849224" text:id="ct301849224">
          <text:deletion>
            <office:change-info>
              <dc:creator>Tamino Dauth</dc:creator>
              <dc:date>2010-02-18T18:17:00</dc:date>
            </office:change-info>
            <text:p text:style-name="P2">Pilzjagd</text:p>
          </text:deletion>
        </text:changed-region>
        <text:changed-region xml:id="ct301849328" text:id="ct301849328">
          <text:insertion>
            <office:change-info>
              <dc:creator>Tamino Dauth</dc:creator>
              <dc:date>2010-02-18T18:17:00</dc:date>
            </office:change-info>
          </text:insertion>
        </text:changed-region>
        <text:changed-region xml:id="ct301849432" text:id="ct301849432">
          <text:deletion>
            <office:change-info>
              <dc:creator>Tamino Dauth</dc:creator>
              <dc:date>2010-02-18T21:32:00</dc:date>
            </office:change-info>
            <text:p text:style-name="P4"><text:span text:style-name="T1">s</text:span></text:p>
          </text:deletion>
        </text:changed-region>
        <text:changed-region xml:id="ct301849536" text:id="ct301849536">
          <text:insertion>
            <office:change-info>
              <dc:creator>Tamino Dauth</dc:creator>
              <dc:date>2010-02-18T21:32:00</dc:date>
            </office:change-info>
          </text:insertion>
        </text:changed-region>
        <text:changed-region xml:id="ct301849640" text:id="ct301849640">
          <text:deletion>
            <office:change-info>
              <dc:creator>Tamino Dauth</dc:creator>
              <dc:date>2010-02-18T18:16:00</dc:date>
            </office:change-info>
            <text:p text:style-name="P4"><text:span text:style-name="T1">h</text:span></text:p>
          </text:deletion>
        </text:changed-region>
        <text:changed-region xml:id="ct301849744" text:id="ct301849744">
          <text:insertion>
            <office:change-info>
              <dc:creator>Tamino Dauth</dc:creator>
              <dc:date>2010-02-18T18:16:00</dc:date>
            </office:change-info>
          </text:insertion>
        </text:changed-region>
        <text:changed-region xml:id="ct301849848" text:id="ct301849848">
          <text:deletion>
            <office:change-info>
              <dc:creator>Tamino Dauth</dc:creator>
              <dc:date>2010-02-18T18:16:00</dc:date>
            </office:change-info>
            <text:p text:style-name="P5">Pilzjagd</text:p>
          </text:deletion>
        </text:changed-region>
        <text:changed-region xml:id="ct301849952" text:id="ct301849952">
          <text:insertion>
            <office:change-info>
              <dc:creator>Tamino Dauth</dc:creator>
              <dc:date>2010-02-18T18:16:00</dc:date>
            </office:change-info>
          </text:insertion>
        </text:changed-region>
        <text:changed-region xml:id="ct301850056" text:id="ct301850056">
          <text:insertion>
            <office:change-info>
              <dc:creator>Tamino Dauth</dc:creator>
              <dc:date>2010-02-18T18:16:00</dc:date>
            </office:change-info>
          </text:insertion>
        </text:changed-region>
        <text:changed-region xml:id="ct301850160" text:id="ct301850160">
          <text:deletion>
            <office:change-info>
              <dc:creator>Tamino Dauth</dc:creator>
              <dc:date>2010-02-18T21:42:00</dc:date>
            </office:change-info>
            <text:p text:style-name="P6">'</text:p>
          </text:deletion>
        </text:changed-region>
        <text:changed-region xml:id="ct301850264" text:id="ct301850264">
          <text:insertion>
            <office:change-info>
              <dc:creator>Tamino Dauth</dc:creator>
              <dc:date>2010-02-18T21:42:00</dc:date>
            </office:change-info>
          </text:insertion>
        </text:changed-region>
        <text:changed-region xml:id="ct301850368" text:id="ct301850368">
          <text:deletion>
            <office:change-info>
              <dc:creator>Tamino Dauth</dc:creator>
              <dc:date>2010-02-18T21:42:00</dc:date>
            </office:change-info>
            <text:p text:style-name="P6">.</text:p>
          </text:deletion>
        </text:changed-region>
        <text:changed-region xml:id="ct301850472" text:id="ct301850472">
          <text:insertion>
            <office:change-info>
              <dc:creator>Tamino Dauth</dc:creator>
              <dc:date>2010-02-18T21:42:00</dc:date>
            </office:change-info>
          </text:insertion>
        </text:changed-region>
        <text:changed-region xml:id="ct301850576" text:id="ct301850576">
          <text:insertion>
            <office:change-info>
              <dc:creator>Tamino Dauth</dc:creator>
              <dc:date>2010-02-18T21:44:00</dc:date>
            </office:change-info>
          </text:insertion>
        </text:changed-region>
        <text:changed-region xml:id="ct301850680" text:id="ct301850680">
          <text:deletion>
            <office:change-info>
              <dc:creator>Tamino Dauth</dc:creator>
              <dc:date>2010-02-18T21:44:00</dc:date>
            </office:change-info>
            <text:p text:style-name="P7">.</text:p>
          </text:deletion>
        </text:changed-region>
        <text:changed-region xml:id="ct301850784" text:id="ct301850784">
          <text:insertion>
            <office:change-info>
              <dc:creator>Tamino Dauth</dc:creator>
              <dc:date>2010-02-18T21:44:00</dc:date>
            </office:change-info>
          </text:insertion>
        </text:changed-region>
        <text:changed-region xml:id="ct301850888" text:id="ct301850888">
          <text:insertion>
            <office:change-info>
              <dc:creator>Tamino Dauth</dc:creator>
              <dc:date>2010-02-18T21:44:00</dc:date>
            </office:change-info>
          </text:insertion>
        </text:changed-region>
        <text:changed-region xml:id="ct301850992" text:id="ct301850992">
          <text:insertion>
            <office:change-info>
              <dc:creator>Tamino Dauth</dc:creator>
              <dc:date>2010-02-18T21:45:00</dc:date>
            </office:change-info>
          </text:insertion>
        </text:changed-region>
        <text:changed-region xml:id="ct301851096" text:id="ct301851096">
          <text:insertion>
            <office:change-info>
              <dc:creator>Tamino Dauth</dc:creator>
              <dc:date>2010-02-18T21:50:00</dc:date>
            </office:change-info>
          </text:insertion>
        </text:changed-region>
        <text:changed-region xml:id="ct301851200" text:id="ct301851200">
          <text:insertion>
            <office:change-info>
              <dc:creator>Tamino Dauth</dc:creator>
              <dc:date>2010-02-18T21:51:00</dc:date>
            </office:change-info>
          </text:insertion>
        </text:changed-region>
        <text:changed-region xml:id="ct301851304" text:id="ct301851304">
          <text:deletion>
            <office:change-info>
              <dc:creator>Tamino Dauth</dc:creator>
              <dc:date>2010-02-18T21:51:00</dc:date>
            </office:change-info>
            <text:p text:style-name="P7"><text:s/>auch</text:p>
          </text:deletion>
        </text:changed-region>
        <text:changed-region xml:id="ct301851408" text:id="ct301851408">
          <text:deletion>
            <office:change-info>
              <dc:creator>Tamino Dauth</dc:creator>
              <dc:date>2010-02-18T21:45:00</dc:date>
            </office:change-info>
            <text:p text:style-name="P7">.</text:p>
          </text:deletion>
        </text:changed-region>
        <text:changed-region xml:id="ct301851512" text:id="ct301851512">
          <text:insertion>
            <office:change-info>
              <dc:creator>Tamino Dauth</dc:creator>
              <dc:date>2010-02-18T21:45:00</dc:date>
            </office:change-info>
          </text:insertion>
        </text:changed-region>
        <text:changed-region xml:id="ct301851616" text:id="ct301851616">
          <text:insertion>
            <office:change-info>
              <dc:creator>Tamino Dauth</dc:creator>
              <dc:date>2010-02-18T21:51:00</dc:date>
            </office:change-info>
          </text:insertion>
        </text:changed-region>
        <text:changed-region xml:id="ct301851720" text:id="ct301851720">
          <text:deletion>
            <office:change-info>
              <dc:creator>Tamino Dauth</dc:creator>
              <dc:date>2010-02-18T21:51:00</dc:date>
            </office:change-info>
            <text:p text:style-name="P7">etwas</text:p>
          </text:deletion>
        </text:changed-region>
        <text:changed-region xml:id="ct301851824" text:id="ct301851824">
          <text:insertion>
            <office:change-info>
              <dc:creator>Tamino Dauth</dc:creator>
              <dc:date>2010-02-18T21:51:00</dc:date>
            </office:change-info>
          </text:insertion>
        </text:changed-region>
        <text:changed-region xml:id="ct301851928" text:id="ct301851928">
          <text:deletion>
            <office:change-info>
              <dc:creator>Tamino Dauth</dc:creator>
              <dc:date>2010-02-18T21:46:00</dc:date>
            </office:change-info>
            <text:p text:style-name="P7">.</text:p>
          </text:deletion>
        </text:changed-region>
        <text:changed-region xml:id="ct301852032" text:id="ct301852032">
          <text:insertion>
            <office:change-info>
              <dc:creator>Tamino Dauth</dc:creator>
              <dc:date>2010-02-18T21:52:00</dc:date>
            </office:change-info>
          </text:insertion>
        </text:changed-region>
        <text:changed-region xml:id="ct301852136" text:id="ct301852136">
          <text:insertion>
            <office:change-info>
              <dc:creator>Tamino Dauth</dc:creator>
              <dc:date>2010-02-18T21:46:00</dc:date>
            </office:change-info>
          </text:insertion>
        </text:changed-region>
        <text:changed-region xml:id="ct301852240" text:id="ct301852240">
          <text:insertion>
            <office:change-info>
              <dc:creator>Tamino Dauth</dc:creator>
              <dc:date>2010-02-18T18:19:00</dc:date>
            </office:change-info>
          </text:insertion>
        </text:changed-region>
        <text:changed-region xml:id="ct301852344" text:id="ct301852344">
          <text:insertion>
            <office:change-info>
              <dc:creator>Tamino Dauth</dc:creator>
              <dc:date>2010-02-18T18:20:00</dc:date>
            </office:change-info>
          </text:insertion>
        </text:changed-region>
        <text:changed-region xml:id="ct301852448" text:id="ct301852448">
          <text:insertion>
            <office:change-info>
              <dc:creator>Tamino Dauth</dc:creator>
              <dc:date>2010-02-18T18:23:00</dc:date>
            </office:change-info>
          </text:insertion>
        </text:changed-region>
        <text:changed-region xml:id="ct301852552" text:id="ct301852552">
          <text:insertion>
            <office:change-info>
              <dc:creator>Tamino Dauth</dc:creator>
              <dc:date>2010-02-18T18:24:00</dc:date>
            </office:change-info>
          </text:insertion>
        </text:changed-region>
        <text:changed-region xml:id="ct301852656" text:id="ct301852656">
          <text:insertion>
            <office:change-info>
              <dc:creator>Unknown Author</dc:creator>
              <dc:date>2011-06-18T13:34:00</dc:date>
            </office:change-info>
          </text:insertion>
        </text:changed-region>
        <text:changed-region xml:id="ct301852760" text:id="ct301852760">
          <text:insertion>
            <office:change-info>
              <dc:creator>Unknown Author</dc:creator>
              <dc:date>2011-06-18T13:35:00</dc:date>
            </office:change-info>
          </text:insertion>
        </text:changed-region>
        <text:changed-region xml:id="ct301852864" text:id="ct301852864">
          <text:insertion>
            <office:change-info>
              <dc:creator>Unknown Author</dc:creator>
              <dc:date>2011-06-18T13:36:00</dc:date>
            </office:change-info>
          </text:insertion>
        </text:changed-region>
        <text:changed-region xml:id="ct301852968" text:id="ct301852968">
          <text:insertion>
            <office:change-info>
              <dc:creator>Unknown Author</dc:creator>
              <dc:date>2011-06-18T13:37:00</dc:date>
            </office:change-info>
          </text:insertion>
        </text:changed-region>
        <text:changed-region xml:id="ct301853072" text:id="ct301853072">
          <text:insertion>
            <office:change-info>
              <dc:creator>Unknown Author</dc:creator>
              <dc:date>2011-06-18T13:38:00</dc:date>
            </office:change-info>
          </text:insertion>
        </text:changed-region>
        <text:changed-region xml:id="ct301853176" text:id="ct301853176">
          <text:insertion>
            <office:change-info>
              <dc:creator>Unknown Author</dc:creator>
              <dc:date>2011-06-18T13:39:00</dc:date>
            </office:change-info>
          </text:insertion>
        </text:changed-region>
        <text:changed-region xml:id="ct301853280" text:id="ct301853280">
          <text:insertion>
            <office:change-info>
              <dc:creator>Unbekannter Autor</dc:creator>
              <dc:date>2014-12-06T17:45:00</dc:date>
            </office:change-info>
          </text:insertion>
        </text:changed-region>
        <text:changed-region xml:id="ct301853384" text:id="ct301853384">
          <text:insertion>
            <office:change-info>
              <dc:creator>Unbekannter Autor</dc:creator>
              <dc:date>2014-12-06T17:46:00</dc:date>
            </office:change-info>
          </text:insertion>
        </text:changed-region>
        <text:changed-region xml:id="ct304094992" text:id="ct304094992">
          <text:insertion>
            <office:change-info>
              <dc:creator>Unbekannter Autor</dc:creator>
              <dc:date>2014-12-29T19:47:00</dc:date>
            </office:change-info>
          </text:insertion>
        </text:changed-region>
        <text:changed-region xml:id="ct304094264" text:id="ct304094264">
          <text:insertion>
            <office:change-info>
              <dc:creator>Unbekannter Autor</dc:creator>
              <dc:date>2014-12-29T19:48:00</dc:date>
            </office:change-info>
          </text:insertion>
        </text:changed-region>
        <text:changed-region xml:id="ct301075920" text:id="ct301075920">
          <text:insertion>
            <office:change-info>
              <dc:creator>Unbekannter Autor</dc:creator>
              <dc:date>2014-12-29T19:49:00</dc:date>
            </office:change-info>
          </text:insertion>
        </text:changed-region>
        <text:changed-region xml:id="ct301853488" text:id="ct301853488">
          <text:deletion>
            <office:change-info>
              <dc:creator>Unknown Author</dc:creator>
              <dc:date>2011-06-18T00:57:00</dc:date>
            </office:change-info>
            <text:p text:style-name="P2">3 </text:p>
          </text:deletion>
        </text:changed-region>
        <text:changed-region xml:id="ct301853592" text:id="ct301853592">
          <text:deletion>
            <office:change-info>
              <dc:creator>Unknown Author</dc:creator>
              <dc:date>2011-06-18T00:57:00</dc:date>
            </office:change-info>
            <text:p text:style-name="P2">e</text:p>
          </text:deletion>
        </text:changed-region>
        <text:changed-region xml:id="ct301853696" text:id="ct301853696">
          <text:deletion>
            <office:change-info>
              <dc:creator>Unknown Author</dc:creator>
              <dc:date>2011-06-18T00:57:00</dc:date>
            </office:change-info>
            <text:p text:style-name="P2">4 </text:p>
          </text:deletion>
        </text:changed-region>
        <text:changed-region xml:id="ct301853800" text:id="ct301853800">
          <text:deletion>
            <office:change-info>
              <dc:creator>Unknown Author</dc:creator>
              <dc:date>2011-06-18T02:06:00</dc:date>
            </office:change-info>
            <text:p text:style-name="P2">e</text:p>
          </text:deletion>
        </text:changed-region>
        <text:changed-region xml:id="ct301853904" text:id="ct301853904">
          <text:deletion>
            <office:change-info>
              <dc:creator>Unknown Author</dc:creator>
              <dc:date>2011-06-18T00:57:00</dc:date>
            </office:change-info>
            <text:p text:style-name="P2">6 </text:p>
          </text:deletion>
        </text:changed-region>
        <text:changed-region xml:id="ct301854008" text:id="ct301854008">
          <text:insertion>
            <office:change-info>
              <dc:creator>Unknown Author</dc:creator>
              <dc:date>2011-06-20T14:21:00</dc:date>
            </office:change-info>
          </text:insertion>
        </text:changed-region>
        <text:changed-region xml:id="ct301854112" text:id="ct301854112">
          <text:deletion>
            <office:change-info>
              <dc:creator>Unknown Author</dc:creator>
              <dc:date>2011-06-18T00:57:00</dc:date>
            </office:change-info>
            <text:p text:style-name="P8">e</text:p>
          </text:deletion>
        </text:changed-region>
        <text:changed-region xml:id="ct301854216" text:id="ct301854216">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301847976"/> aus Talras, der zu Beginn des Spiels von Bären angegriffen wird<text:change-end text:change-id="ct301847976"/>.<text:change-start text:change-id="ct301848080"/> Er<text:change-end text:change-id="ct301848080"/><text:change-start text:change-id="ct301848184"/> sucht außerdem Pilze für den Herzog.<text:change-end text:change-id="ct301848184"/></text:p>
      <text:p text:style-name="P2"><text:bookmark text:name="vyiu7"/><text:bookmark text:name="vyiu8"/></text:p>
      <text:p text:style-name="P1">Ort</text:p>
      <text:list xml:id="list1416252809815639926" text:style-name="L2">
        <text:list-item>
          <text:p text:style-name="P14">Vor der Bärenhöhle (Charaktere haben ihn noch nicht getroffen)</text:p>
        </text:list-item>
        <text:list-item>
          <text:p text:style-name="P14">Am Schrein vor Talras (Charaktere haben ihn getroffen)<text:bookmark text:name="atp73"/></text:p>
        </text:list-item>
      </text:list>
      <text:p text:style-name="P2"><text:bookmark text:name="vyiu111"/><text:bookmark text:name="vyiu12"/></text:p>
      <text:p text:style-name="P1">Tagesablauf<text:bookmark text:name="vyiu11"/><text:bookmark text:name="vyiu13"/><text:change text:change-id="ct301848288"/></text:p>
      <text:p text:style-name="P2"><text:change text:change-id="ct301849016"/><text:change text:change-id="ct301848912"/><text:change text:change-id="ct301848808"/><text:change text:change-id="ct301848704"/><text:change text:change-id="ct301848600"/><text:change text:change-id="ct301848496"/><text:change text:change-id="ct301848392"/><text:change-start text:change-id="ct301849120"/>-<text:change-end text:change-id="ct301849120"/></text:p>
      <text:p text:style-name="P2"><text:bookmark text:name="vyiu15"/></text:p>
      <text:p text:style-name="P1"><text:bookmark text:name="vyiu16"/>Zugehörigkeit<text:bookmark text:name="f-85"/></text:p>
      <text:list xml:id="list2494848473648083360" text:style-name="L3">
        <text:list-item>
          <text:p text:style-name="P15">J<text:bookmark text:name="f-855"/>agdleute</text:p>
        </text:list-item>
      </text:list>
      <text:p text:style-name="P2"><text:bookmark text:name="vyiu19"/><text:bookmark text:name="vyiu20"/></text:p>
      <text:p text:style-name="P1"><text:bookmark text:name="f-856"/>Aufträge </text:p>
      <text:list xml:id="list1707391804240603025" text:style-name="L4">
        <text:list-item>
          <text:p text:style-name="P16"><text:bookmark text:name="dfq1"/><text:bookmark text:name="dfq10"/>Sekundär – <text:bookmark text:name="z0dk3"/>Brennt die Bären nieder!</text:p>
        </text:list-item>
        <text:list-item>
          <text:p text:style-name="P16">Sekundär – <text:change text:change-id="ct301849224"/><text:change-start text:change-id="ct301849328"/>Pilzsuche<text:change-end text:change-id="ct301849328"/></text:p>
        </text:list-item>
      </text:list>
      <text:p text:style-name="P2"><text:bookmark text:name="vyiu23"/></text:p>
      <text:p text:style-name="P1"><text:bookmark text:name="ik9t1"/>Dialog</text:p>
      <text:list xml:id="list5028935425684338084" text:style-name="L5">
        <text:list-item>
          <text:p text:style-name="P42">(Automatisch) N: He du! Danke, dass ihr mich vor den Bären gerettet habt!</text:p>
        </text:list-item>
        <text:list-item>
          <text:p text:style-name="P42">N: Ich wette, dass sich da noch ein paar von diesen Bestien in der Höhle verkrochen haben.</text:p>
        </text:list-item>
        <text:list-item>
          <text:p text:style-name="P42">N: Aber keine Sorge. Um die werde ich mich selbst kümmern.</text:p>
        </text:list-item>
        <text:list-item>
          <text:p text:style-name="P42">N: Ich hab auch schon einen Plan. Ich stecke einfach die ganze verdammte Höhle in Brand und lasse diese Scheißviecher elendlich verrecken!</text:p>
        </text:list-item>
        <text:list-item>
          <text:p text:style-name="P42">N: Allerdings bräuchte ich dazu entweder ne verdammte Menge Holz oder einen guten Zauberspruch.</text:p>
        </text:list-item>
        <text:list-item>
          <text:p text:style-name="P42">N: Also wenn du mal einen für mich hast … ich würde dich selbstverständlich dafür entlohnen. Also nochmal danke für die Hilfe vorhin!</text:p>
        </text:list-item>
        <text:list-item>
          <text:p text:style-name="P42">Neuer Auftrag: „Brennt die Bären nieder!“</text:p>
        </text:list-item>
        <text:list-item>
          <text:p text:style-name="P42">Willst du nicht mal langsam in die Burg?</text:p>
        </text:list-item>
        <text:list-item>
          <text:p text:style-name="P28">N: Nein, ich muss erst mehr Pilze finden.</text:p>
        </text:list-item>
        <text:list-item>
          <text:p text:style-name="P33">Was denn für Pilze?</text:p>
        </text:list-item>
        <text:list-item>
          <text:p text:style-name="P26"><text:span text:style-name="T1">N: Ach alle</text:span><text:change text:change-id="ct301849432"/><text:span text:style-name="T1"> Mögliche</text:span><text:change-start text:change-id="ct301849536"/><text:span text:style-name="T1">n</text:span><text:change-end text:change-id="ct301849536"/><text:span text:style-name="T1">, </text:span><text:change text:change-id="ct301849640"/><text:change-start text:change-id="ct301849744"/><text:span text:style-name="T1">H</text:span><text:change-end text:change-id="ct301849744"/><text:span text:style-name="T1">auptsache essbar.</text:span></text:p>
        </text:list-item>
        <text:list-item>
          <text:p text:style-name="P25">N: Wieso fragst du überhaupt? Willst du mir etwa dabei helfen?</text:p>
        </text:list-item>
        <text:list-item>
          <text:p text:style-name="P36">Klar.</text:p>
        </text:list-item>
        <text:list-item>
          <text:p text:style-name="P38">N: Das find ich aber nett. Selten geworden, dass jemand einem seine Hilfe anbietet.</text:p>
        </text:list-item>
        <text:list-item>
          <text:p text:style-name="P38">Neuer Auftrag „<text:change text:change-id="ct301849848"/><text:change-start text:change-id="ct301849952"/>Pilzsuche<text:change-end text:change-id="ct301849952"/>“</text:p>
        </text:list-item>
        <text:list-item>
          <text:p text:style-name="P36">Nein.</text:p>
        </text:list-item>
        <text:list-item>
          <text:p text:style-name="P38">N: Schade.</text:p>
        </text:list-item>
        <text:list-item>
          <text:p text:style-name="P33">Na dann mal viel Spaß!</text:p>
        </text:list-item>
        <text:list-item>
          <text:p text:style-name="P25">N: Danke.</text:p>
        </text:list-item>
        <text:list-item>
          <text:p text:style-name="P39"><text:span text:style-name="T1">Gibt’s hier leckere Pilze?</text:span><text:change-start text:change-id="ct301850056"/><text:span text:style-name="T1"> (Nach „Willst du nicht mal langsam in die Burg?“)</text:span><text:change-end text:change-id="ct301850056"/></text:p>
        </text:list-item>
        <text:list-item>
          <text:p text:style-name="P28">N: Ja, aber leider finde ich davon kaum welche.</text:p>
        </text:list-item>
        <text:list-item>
          <text:p text:style-name="P28">N: Vielleicht hätten mich die Bären lieber fressen sollen. Am Ende stehe ich noch mit leeren Händen vor dem Herzog (Lacht).</text:p>
        </text:list-item>
        <text:list-item>
          <text:p text:style-name="P17">Schon was von den Orks gehört?</text:p>
        </text:list-item>
        <text:list-item>
          <text:p text:style-name="P28">N: Hör mir bloß auf mit diesen verdammten Orks! Jeder hier spricht von nichts anderem mehr und unser Herzog ist sowieso unfähig. Aber was red<text:change text:change-id="ct301850160"/><text:change-start text:change-id="ct301850264"/>'<text:change-end text:change-id="ct301850264"/> ich da<text:change text:change-id="ct301850368"/><text:change-start text:change-id="ct301850472"/>?<text:change-end text:change-id="ct301850472"/></text:p>
        </text:list-item>
        <text:list-item>
          <text:p text:style-name="P28"><text:soft-page-break/>N: Sollen die Orks endlich kommen und uns alle töten. Das Warten ist das, was einen fertigmacht.</text:p>
        </text:list-item>
        <text:list-item>
          <text:p text:style-name="P28">N: Ihr habt mir heute das Leben gerettet und dafür bin ich euch sehr dankbar, aber die Orks sind mit zwei Bären nicht zu vergleichen. Die werden euch in Stücke reißen.</text:p>
        </text:list-item>
        <text:list-item>
          <text:p text:style-name="P17">Was weißt du über die Gegend hier?</text:p>
        </text:list-item>
        <text:list-item>
          <text:p text:style-name="P30">N: Einiges. Ich wurde immerhin hier geboren. Mann<text:change-start text:change-id="ct301850576"/>,<text:change-end text:change-id="ct301850576"/> wie die Zeit vergeht<text:change text:change-id="ct301850680"/><text:change-start text:change-id="ct301850784"/>!<text:change-end text:change-id="ct301850784"/> Aber ich werde sowieso nicht mehr lange leben. Heute habt ihr mich zwar gerettet, aber morgen schon werden mich die Orks töten.</text:p>
        </text:list-item>
        <text:list-item>
          <text:p text:style-name="P30">N: Manchmal frage ich mich wirklich, welchen Sinn es macht<text:change-start text:change-id="ct301850888"/>,<text:change-end text:change-id="ct301850888"/> sich noch weiter abzumühen und auf seinen sicheren Tod zu warten.</text:p>
        </text:list-item>
        <text:list-item>
          <text:p text:style-name="P30">C: Die Gegend hier …</text:p>
        </text:list-item>
        <text:list-item>
          <text:p text:style-name="P30">N: Ja, tut mir leid. Ich bin vom Thema abgewichen. Also<text:change-start text:change-id="ct301850992"/>,<text:change-end text:change-id="ct301850992"/> es gibt hier natürlich einmal die Burg Talras, welche dem Herzog oder besser gesagt dessen Familie gehört. Dann sind da noch die Bauern auf dem Hof im Westen. Die haben das Land vom Herzog gepachtet und sind nicht besonders gut auf ihn zu sprechen.<text:change-start text:change-id="ct301851096"/></text:p>
        </text:list-item>
        <text:list-item>
          <text:p text:style-name="P30">N: Noch weiter westlich vom Bauernhof befindet sich der Mühlberg, auf welchem Guntrichs Mühle s<text:change-end text:change-id="ct301851096"/><text:change-start text:change-id="ct301851200"/>teht und manchmal die Kühe oder Schafe der Bauern grasen.<text:change-end text:change-id="ct301851200"/></text:p>
        </text:list-item>
        <text:list-item>
          <text:p text:style-name="P30">N: Wir Jagdleute leben<text:change text:change-id="ct301851304"/> in der Burg. Wahrscheinlich wirst du auch noch einige Aussiedler wie den Fährmann Trommon finden, die lieber für sich leben. Ach so und seit einer Weile sind einige Krieger aus dem Norden hier angekommen. Sie haben ihr Lager etwas weiter nördlich am Fluss aufgeschlagen.</text:p>
        </text:list-item>
        <text:list-item>
          <text:p text:style-name="P30">N: Weiß der Teufel, was die hier wollen<text:change text:change-id="ct301851408"/><text:change-start text:change-id="ct301851512"/>!<text:change-end text:change-id="ct301851512"/></text:p>
        </text:list-item>
        <text:list-item>
          <text:p text:style-name="P30">N: Und pass auf, wenn du durch die Wälder hier ziehst. Hier gibt’s außer den wilden Tieren auch noch Wegelagerer, die dir für <text:change-start text:change-id="ct301851616"/>ein paar<text:change-end text:change-id="ct301851616"/><text:change text:change-id="ct301851720"/> Gold<text:change-start text:change-id="ct301851824"/>münzen<text:change-end text:change-id="ct301851824"/> die Haut bei lebendigem Leibe abziehen würden<text:change text:change-id="ct301851928"/><text:change-start text:change-id="ct301852032"/>. G<text:change-end text:change-id="ct301852032"/><text:change-start text:change-id="ct301852136"/>anz zu schweigen von den Kreaturen, die sich nördlich des Hofes und am Ostufer des Flusses rumtreiben.<text:change-end text:change-id="ct301852136"/><text:change-start text:change-id="ct301852240"/></text:p>
        </text:list-item>
        <text:list-item>
          <text:p text:style-name="P40">Ich habe hier ein paar Pilze. (Auftrag „Pilzsuche ist aktiv und Charakter hat Pilze dabei)</text:p>
        </text:list-item>
        <text:list-item>
          <text:p text:style-name="P30">(Pilze sind essbar, aber noch nicht genug)</text:p>
        </text:list-item>
        <text:list-item>
          <text:p text:style-name="P34">N: Sehr <text:change-end text:change-id="ct301852240"/><text:change-start text:change-id="ct301852344"/>gut, danke. Ich brauche aber noch mehr essbare Pilze.</text:p>
        </text:list-item>
        <text:list-item>
          <text:p text:style-name="P30">(Pilze sind essbar und genug)</text:p>
        </text:list-item>
        <text:list-item>
          <text:p text:style-name="P34">N: Danke, das reicht, sogar dem Herzog (Lacht). Hier hast du ein paar Goldmünzen, danke für deine Mühen. Man trifft selten Leute, die noch was Anderes als sich selbst im Kopf haben.</text:p>
        </text:list-item>
        <text:list-item>
          <text:p text:style-name="P34">Auftrag „Pilzsuche“ abgeschlossen</text:p>
        </text:list-item>
        <text:list-item>
          <text:p text:style-name="P30"><text:change-end text:change-id="ct301852344"/><text:change-start text:change-id="ct301852448"/>(Pilze sind nicht essbar)</text:p>
        </text:list-item>
        <text:list-item>
          <text:p text:style-name="P34">N: Tut mir leid, aber die sehen nicht gerade essbar aus. Nicht, dass mich das sonderlich stören würde, aber den Herzog wahrscheinlich schon<text:change-end text:change-id="ct301852448"/><text:change-start text:change-id="ct301852552"/>.<text:change-end text:change-id="ct301852552"/><text:change-start text:change-id="ct301852656"/></text:p>
        </text:list-item>
        <text:list-item>
          <text:p text:style-name="P40">Hier ist dein Zauberspruch. (Auftrag „Brennt die Bären nieder!“<text:change-end text:change-id="ct301852656"/><text:change-start text:change-id="ct301852760"/> ist aktiv und Charakter besitzt Zauberspruch)</text:p>
        </text:list-item>
        <text:list-item>
          <text:p text:style-name="P30">(Charakter besitzt zudem das Holz)</text:p>
        </text:list-item>
        <text:list-item>
          <text:p text:style-name="P34">C: Außerdem habe ich noch Holz für dich.</text:p>
        </text:list-item>
        <text:list-item>
          <text:p text:style-name="P34">N: Gleich beides also? Du bist mir wirklich eine große Hilfe, da werden die Bären nichts zu Lachen haben!</text:p>
        </text:list-item>
        <text:list-item>
          <text:p text:style-name="P34">Auftrag „Brennt die Bären nieder!“ mit Bonus abgeschlossen</text:p>
        </text:list-item>
        <text:list-item>
          <text:p text:style-name="P30">(Charakter besitzt nur den Zauberspruch)</text:p>
        </text:list-item>
        <text:list-item>
          <text:p text:style-name="P34">N: Vielen Dank! Ich werde die Höhle mit den Drecksbären in Flammen aufgehen lassen!</text:p>
        </text:list-item>
        <text:list-item>
          <text:p text:style-name="P34">Auftrag „Brennt die Bären nieder!“ abgeschlossen</text:p>
        </text:list-item>
        <text:list-item>
          <text:p text:style-name="P30">N: Hier hast du deine versprochene Belohnung.</text:p>
        </text:list-item>
        <text:list-item>
          <text:p text:style-name="P39"><text:span text:style-name="T3">Hier ist dein Holz. </text:span><text:change-end text:change-id="ct301852760"/><text:change-start text:change-id="ct301852864"/><text:span text:style-name="T3">(Auftrag „Brennt die Bären nieder!“ ist aktiv und Charakter besitzt Holz)</text:span></text:p>
        </text:list-item>
        <text:list-item>
          <text:p text:style-name="P30">(Charakter besitzt zudem den Zauberspruch)</text:p>
        </text:list-item>
        <text:list-item>
          <text:p text:style-name="P34"><text:soft-page-break/>C: Außerdem habe ich noch einen Zauberspruch für dich.</text:p>
        </text:list-item>
        <text:list-item>
          <text:p text:style-name="P34"><text:change-end text:change-id="ct301852864"/><text:change-start text:change-id="ct301852968"/>N: Gleich beides also? Du bist mir wirklich eine große Hilfe, da werden die Bären nichts zu Lachen haben!</text:p>
        </text:list-item>
        <text:list-item>
          <text:p text:style-name="P34">Auftrag „Brennt die Bären nieder!“ mit Bonus abgeschlossen</text:p>
        </text:list-item>
        <text:list-item>
          <text:p text:style-name="P30">(Charakter besitzt nur das Holz)</text:p>
        </text:list-item>
        <text:list-item>
          <text:p text:style-name="P35"><text:span text:style-name="T3">N: </text:span><text:change-end text:change-id="ct301852968"/><text:change-start text:change-id="ct301853072"/><text:span text:style-name="T3">Vielen Dank! Ich werde die Höhle mit den Drecksbären in Flammen aufgehen lassen!</text:span><text:change-end text:change-id="ct301853072"/><text:change-start text:change-id="ct301853176"/></text:p>
        </text:list-item>
        <text:list-item>
          <text:p text:style-name="P34">Auftrag „Brennt die Bären nieder!“ abgeschlossen</text:p>
        </text:list-item>
        <text:list-item>
          <text:p text:style-name="P30">N: Hier hast du deine versprochene Belohnung.<text:change-end text:change-id="ct301853176"/><text:change-start text:change-id="ct301853280"/></text:p>
        </text:list-item>
        <text:list-item>
          <text:p text:style-name="P18">Suchst du einen Schüler? <text:change-end text:change-id="ct301853280"/><text:change-start text:change-id="ct301853384"/><text:span text:style-name="T5"><text:s/></text:span><text:span text:style-name="T6">(Auftragsziel 1 des Auftrags „Kunos Tochter“ aktiv und nicht abgeschlossen)</text:span></text:p>
        </text:list-item>
        <text:list-item>
          <text:p text:style-name="P31"><text:span text:style-name="T6">N: </text:span><text:span text:style-name="T4">Einen Schüler? Nein, für so etwas habe ich keine Zeit!</text:span><text:change-end text:change-id="ct301853384"/><text:change-start text:change-id="ct304094992"/></text:p>
        </text:list-item>
        <text:list-item>
          <text:p text:style-name="P41"><text:span text:style-name="T4">Kannst du Pfeile herstellen? (Auftrags</text:span><text:change-end text:change-id="ct304094992"/><text:change-start text:change-id="ct304094264"/><text:span text:style-name="T4">ziel 3 des Auftrags „Die Befestigung von Talras“ ist aktiv)</text:span></text:p>
        </text:list-item>
        <text:list-item>
          <text:p text:style-name="P32"><text:span text:style-name="T4">N: Natürlich kann ich das. Ich bin ja schließlich Jäger. Wieso fragst du denn?</text:span></text:p>
        </text:list-item>
        <text:list-item>
          <text:p text:style-name="P32"><text:span text:style-name="T4">C: Markward benötigt Pfei</text:span><text:change-end text:change-id="ct304094264"/><text:change-start text:change-id="ct301075920"/><text:span text:style-name="T4">le zur Verteidigung der Burg.</text:span></text:p>
        </text:list-item>
        <text:list-item>
          <text:p text:style-name="P32"><text:span text:style-name="T4">N: So, braucht er die? Ich brauche aber selbst welche und außerdem habe ich gerade sowieso keine Zeit. Sprich mal mit Björn, der lässt sich gerne ausnutzen (grinst).</text:span><text:change-end text:change-id="ct301075920"/></text:p>
        </text:list-item>
      </text:list>
      <text:p text:style-name="P2"><text:bookmark text:name="vyiu53"/></text:p>
      <text:p text:style-name="P1"><text:bookmark text:name="adhu1"/>Handel<text:bookmark text:name="adhu"/><text:bookmark text:name="vyiu54"/></text:p>
      <text:list xml:id="list4673869582515513386" text:style-name="L6">
        <text:list-item>
          <text:p text:style-name="P19"><text:change text:change-id="ct301853488"/>Bärenfell<text:change text:change-id="ct301853592"/></text:p>
        </text:list-item>
        <text:list-item>
          <text:p text:style-name="P19"><text:change text:change-id="ct301853696"/>Gewaff<text:change text:change-id="ct301853800"/></text:p>
        </text:list-item>
        <text:list-item>
          <text:p text:style-name="P19"><text:change text:change-id="ct301853904"/>Fichtensteinpilz<text:change-start text:change-id="ct301854008"/></text:p>
        </text:list-item>
      </text:list>
      <text:p text:style-name="P2"/>
      <text:p text:style-name="P8"><text:change-end text:change-id="ct301854008"/><text:change text:change-id="ct301854112"/><text:change-start text:change-id="ct301854216"/>Tontexte:</text:p>
      <text:list xml:id="list966821899484926752" text:style-name="L7">
        <text:list-item>
          <text:p text:style-name="P23">Ja1:<text:bookmark text:name="ov17"/> „Leise wie ein Fuchs.”</text:p>
        </text:list-item>
        <text:list-item>
          <text:p text:style-name="P23">Ja2: „Ich schleiche schon.”</text:p>
        </text:list-item>
        <text:list-item>
          <text:p text:style-name="P23">Ja3: „Bin unterwegs.”</text:p>
        </text:list-item>
        <text:list-item>
          <text:p text:style-name="P23"><text:bookmark text:name="s.3q"/>JaAngriff1:<text:bookmark text:name="ov170"/> „Jeder Pfeil wird tödlich sein!”</text:p>
        </text:list-item>
        <text:list-item>
          <text:p text:style-name="P23">JaAngriff2: „Erlegt sie!”</text:p>
        </text:list-item>
        <text:list-item>
          <text:p text:style-name="P23">JaAngriff3: „Lasst keine Kreatur am Leben!”</text:p>
        </text:list-item>
        <text:list-item>
          <text:p text:style-name="P23"><text:bookmark text:name="s.3q1"/>Was1:<text:bookmark text:name="rwtp1"/> „Ihr wünscht?”</text:p>
        </text:list-item>
        <text:list-item>
          <text:p text:style-name="P23">Was2: „Wir sollten jagen gehen.”</text:p>
        </text:list-item>
        <text:list-item>
          <text:p text:style-name="P23">Was3: „Mein Bogen ist gespannt.”</text:p>
        </text:list-item>
        <text:list-item>
          <text:p text:style-name="P23"><text:bookmark text:name="s.3q2"/>Sauer1:</text:p>
        </text:list-item>
        <text:list-item>
          <text:p text:style-name="P20">Tot1: <text:change-end text:change-id="ct3018542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Times New Roman" fo:font-family="'Times New Roman'" fo:font-size="12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Times New Roman" fo:font-family="'Times New Roman'"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Times New Roman" fo:font-family="'Times New Roman'" fo:font-size="12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Times New Roman" fo:font-family="'Times New Roman'"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Times New Roman" fo:font-family="'Times New Roman'" fo:font-size="12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rial" fo:font-family="Arial"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4</meta:editing-cycles>
    <dc:date>2014-12-29T19:49:50.659000000</dc:date>
    <meta:creation-date>2009-06-05T04:57:46</meta:creation-date>
    <meta:language>en-US</meta:language>
    <meta:editing-duration>PT6H10M28S</meta:editing-duration>
    <meta:document-statistic meta:table-count="0" meta:image-count="0" meta:object-count="0" meta:page-count="3" meta:paragraph-count="98" meta:word-count="1104" meta:character-count="6247" meta:non-whitespace-character-count="5322"/>
  </office:meta>
</office:document-meta>
</file>